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b8a1" officeooo:paragraph-rsid="0001b8a1"/>
    </style:style>
    <style:style style:name="P2" style:family="paragraph" style:parent-style-name="Standard">
      <style:text-properties officeooo:rsid="0001b8a1" officeooo:paragraph-rsid="0001edd2"/>
    </style:style>
    <style:style style:name="P3" style:family="paragraph" style:parent-style-name="Standard">
      <style:text-properties officeooo:rsid="0001edd2" officeooo:paragraph-rsid="0001edd2"/>
    </style:style>
    <style:style style:name="P4" style:family="paragraph" style:parent-style-name="Standard">
      <style:text-properties officeooo:rsid="000384c4" officeooo:paragraph-rsid="000384c4"/>
    </style:style>
    <style:style style:name="P5" style:family="paragraph" style:parent-style-name="Standard">
      <style:text-properties officeooo:rsid="00045167" officeooo:paragraph-rsid="00045167"/>
    </style:style>
    <style:style style:name="P6" style:family="paragraph" style:parent-style-name="Standard">
      <style:text-properties fo:font-size="18pt" fo:font-weight="bold" officeooo:rsid="000bf50c" officeooo:paragraph-rsid="000bf50c"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22pt" fo:font-weight="bold" officeooo:rsid="0001b8a1" officeooo:paragraph-rsid="0001b8a1" style:font-size-asian="22pt" style:font-weight-asian="bold" style:font-size-complex="22pt" style:font-weight-complex="bold"/>
    </style:style>
    <style:style style:name="P8" style:family="paragraph" style:parent-style-name="Standard">
      <style:text-properties fo:font-size="16pt" fo:font-weight="bold" officeooo:rsid="00045167" officeooo:paragraph-rsid="00045167" style:font-size-asian="16pt" style:font-weight-asian="bold" style:font-size-complex="16pt" style:font-weight-complex="bold"/>
    </style:style>
    <style:style style:name="P9" style:family="paragraph" style:parent-style-name="Standard">
      <style:text-properties fo:font-size="12pt" fo:font-weight="normal" officeooo:rsid="00045167" officeooo:paragraph-rsid="00045167" style:font-size-asian="10.5pt" style:font-weight-asian="normal" style:font-size-complex="12pt" style:font-weight-complex="normal"/>
    </style:style>
    <style:style style:name="P10" style:family="paragraph" style:parent-style-name="Standard">
      <style:text-properties fo:font-size="12pt" style:text-underline-style="solid" style:text-underline-width="auto" style:text-underline-color="font-color" fo:font-weight="normal" officeooo:rsid="00045167" officeooo:paragraph-rsid="00045167"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057abc" officeooo:paragraph-rsid="00057abc"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07e9d4" officeooo:paragraph-rsid="0007e9d4" style:font-size-asian="10.5pt" style:font-weight-asian="normal" style:font-size-complex="12pt" style:font-weight-complex="normal"/>
    </style:style>
    <style:style style:name="P13" style:family="paragraph" style:parent-style-name="Standard">
      <style:text-properties fo:font-size="14pt" style:text-underline-style="solid" style:text-underline-width="auto" style:text-underline-color="font-color" fo:font-weight="normal" officeooo:rsid="00045167" officeooo:paragraph-rsid="00045167" style:font-size-asian="14pt" style:font-weight-asian="normal" style:font-size-complex="14pt" style:font-weight-complex="normal"/>
    </style:style>
    <style:style style:name="P14" style:family="paragraph" style:parent-style-name="Standard">
      <style:text-properties fo:font-size="14pt" style:text-underline-style="solid" style:text-underline-width="auto" style:text-underline-color="font-color" fo:font-weight="normal" officeooo:rsid="00057abc" officeooo:paragraph-rsid="00057abc" style:font-size-asian="14pt" style:font-weight-asian="normal" style:font-size-complex="14pt" style:font-weight-complex="normal"/>
    </style:style>
    <style:style style:name="P15" style:family="paragraph" style:parent-style-name="Standard">
      <style:text-properties fo:font-size="14pt" style:text-underline-style="solid" style:text-underline-width="auto" style:text-underline-color="font-color" fo:font-weight="normal" officeooo:rsid="0007e9d4" officeooo:paragraph-rsid="0007e9d4" style:font-size-asian="14pt" style:font-weight-asian="normal" style:font-size-complex="14pt" style:font-weight-complex="normal"/>
    </style:style>
    <style:style style:name="P16" style:family="paragraph" style:parent-style-name="Standard">
      <style:text-properties officeooo:rsid="00057abc" officeooo:paragraph-rsid="00057abc"/>
    </style:style>
    <style:style style:name="P17" style:family="paragraph" style:parent-style-name="Standard" style:list-style-name="L1">
      <style:text-properties fo:font-size="12pt" style:text-underline-style="none" fo:font-weight="normal" officeooo:rsid="00045167" officeooo:paragraph-rsid="00045167" style:font-size-asian="10.5pt" style:font-weight-asian="normal" style:font-size-complex="12pt" style:font-weight-complex="normal"/>
    </style:style>
    <style:style style:name="P18" style:family="paragraph" style:parent-style-name="Standard" style:list-style-name="L1">
      <style:text-properties fo:font-size="12pt" style:text-underline-style="none" fo:font-weight="normal" officeooo:rsid="00057abc" officeooo:paragraph-rsid="00057abc" style:font-size-asian="10.5pt" style:font-weight-asian="normal" style:font-size-complex="12pt" style:font-weight-complex="normal"/>
    </style:style>
    <style:style style:name="P19" style:family="paragraph" style:parent-style-name="Standard" style:list-style-name="L2">
      <style:text-properties fo:font-size="12pt" style:text-underline-style="none" fo:font-weight="normal" officeooo:rsid="00057abc" officeooo:paragraph-rsid="00057abc" style:font-size-asian="10.5pt" style:font-weight-asian="normal" style:font-size-complex="12pt" style:font-weight-complex="normal"/>
    </style:style>
    <style:style style:name="P20" style:family="paragraph" style:parent-style-name="Standard" style:list-style-name="L2">
      <style:text-properties fo:font-size="12pt" style:text-underline-style="none" fo:font-weight="normal" officeooo:rsid="0006a4c0" officeooo:paragraph-rsid="0006a4c0" style:font-size-asian="10.5pt" style:font-weight-asian="normal" style:font-size-complex="12pt" style:font-weight-complex="normal"/>
    </style:style>
    <style:style style:name="P21" style:family="paragraph" style:parent-style-name="Standard" style:list-style-name="L2">
      <style:text-properties fo:font-size="12pt" style:text-underline-style="none" fo:font-weight="normal" officeooo:rsid="0007e9d4" officeooo:paragraph-rsid="0007e9d4" style:font-size-asian="10.5pt" style:font-weight-asian="normal" style:font-size-complex="12pt" style:font-weight-complex="normal"/>
    </style:style>
    <style:style style:name="P22" style:family="paragraph" style:parent-style-name="Standard" style:list-style-name="L3">
      <style:text-properties fo:font-size="12pt" style:text-underline-style="none" fo:font-weight="normal" officeooo:rsid="00090eb1" officeooo:paragraph-rsid="00090eb1" style:font-size-asian="10.5pt" style:font-weight-asian="normal" style:font-size-complex="12pt" style:font-weight-complex="normal"/>
    </style:style>
    <style:style style:name="T1" style:family="text">
      <style:text-properties officeooo:rsid="0001edd2"/>
    </style:style>
    <style:style style:name="T2" style:family="text">
      <style:text-properties officeooo:rsid="00021b5f"/>
    </style:style>
    <style:style style:name="T3" style:family="text">
      <style:text-properties officeooo:rsid="00027ae1"/>
    </style:style>
    <style:style style:name="T4" style:family="text">
      <style:text-properties officeooo:rsid="00045167"/>
    </style:style>
    <style:style style:name="T5" style:family="text">
      <style:text-properties officeooo:rsid="00057abc"/>
    </style:style>
    <style:style style:name="T6" style:family="text">
      <style:text-properties officeooo:rsid="0006a4c0"/>
    </style:style>
    <style:style style:name="T7" style:family="text">
      <style:text-properties officeooo:rsid="00090eb1"/>
    </style:style>
    <style:style style:name="T8" style:family="text">
      <style:text-properties officeooo:rsid="0009f7b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ct Spec<text:span text:style-name="T4">ifications</text:span></text:p>
      <text:p text:style-name="P1"/>
      <text:p text:style-name="P6">Part1</text:p>
      <text:p text:style-name="P8"/>
      <text:p text:style-name="P8">Type Structures</text:p>
      <text:p text:style-name="P1"/>
      <text:p text:style-name="P5">These structures will be part of GossipPacket and can be sent and received by nodes.</text:p>
      <text:p text:style-name="P16">All the already implemented structs need to add one field : NodeID uint64.</text:p>
      <text:p text:style-name="P1"/>
      <text:p text:style-name="P1">type PuzzleProposal struct{</text:p>
      <text:p text:style-name="P1"><text:tab/><text:span text:style-name="T2">Origin<text:tab/><text:tab/>string</text:span></text:p>
      <text:p text:style-name="P1"><text:tab/><text:span text:style-name="T1">NodeID <text:tab/>uint64</text:span></text:p>
      <text:p text:style-name="P1"><text:tab/><text:span text:style-name="T1">Timestamp <text:tab/>time.Time</text:span></text:p>
      <text:p text:style-name="P1"><text:tab/><text:span text:style-name="T1">PreviousHash<text:tab/>[]byte</text:span></text:p>
      <text:p text:style-name="P1">}</text:p>
      <text:p text:style-name="P1"/>
      <text:p text:style-name="P3">type Block struct{</text:p>
      <text:p text:style-name="P3"><text:tab/>NodeID <text:tab/>uint64</text:p>
      <text:p text:style-name="P2"><text:tab/><text:span text:style-name="T1">Timestamp <text:tab/>time.Time</text:span></text:p>
      <text:p text:style-name="P2"><text:tab/><text:span text:style-name="T1">PublicKey<text:tab/>crypto/rsa.PublicKey</text:span></text:p>
      <text:p text:style-name="P2"><text:tab/><text:span text:style-name="T1">Nonce<text:tab/><text:tab/>[]byte</text:span></text:p>
      <text:p text:style-name="P2"><text:tab/><text:span text:style-name="T1">PreviousHash<text:tab/>[]byte</text:span></text:p>
      <text:p text:style-name="P3">}</text:p>
      <text:p text:style-name="P3"/>
      <text:p text:style-name="P3">type PuzzleResponse struct{</text:p>
      <text:p text:style-name="P3"><text:tab/><text:span text:style-name="T3">Origin <text:tab/><text:tab/>string</text:span></text:p>
      <text:p text:style-name="P3"><text:tab/><text:span text:style-name="T3">Destination<text:tab/>string</text:span></text:p>
      <text:p text:style-name="P3"><text:tab/>CreatedBlock<text:tab/>Block</text:p>
      <text:p text:style-name="P3">}</text:p>
      <text:p text:style-name="P3"/>
      <text:p text:style-name="P4">type BlockBroadcast struct{</text:p>
      <text:p text:style-name="P4"><text:tab/>Origin<text:tab/><text:tab/>string</text:p>
      <text:p text:style-name="P4"><text:tab/>NewBlock<text:tab/>Block</text:p>
      <text:p text:style-name="P4">}</text:p>
      <text:p text:style-name="P4"/>
      <text:p text:style-name="P8">Behaviours</text:p>
      <text:p text:style-name="P9"/>
      <text:p text:style-name="P13">PuzzleProposal</text:p>
      <text:p text:style-name="P10"/>
      <text:list xml:id="list7943249408981271034" text:style-name="L1">
        <text:list-item>
          <text:p text:style-name="P17"><text:span text:style-name="T5">UI : </text:span>Cannot be sent by the user interface</text:p>
        </text:list-item>
        <text:list-item>
          <text:p text:style-name="P17"><text:span text:style-name="T5">Sending : </text:span>Whenever we receive any GossipPacket, check <text:span text:style-name="T5">if the field NodeID is present in the blockchain* (can be in a separate list of NodeIDs for efficiency) and if not** send a PuzzleProposal{selfName, randomNodeID, time.Now(), PreviousHash} and remember it as well as the sender’s UDPAddr for waiting for its solution of the puzzle. </text:span></text:p>
        </text:list-item>
        <text:list-item>
          <text:p text:style-name="P18">Receiving : On reception of a PuzzleProposal p, check if the node was trying to join with p.Origin. If yes, mine a Block b with p.NodeID, p.Timestamp and p.PreviousHash and send back a PuzzleResponse{selfName, p.Origin, b}</text:p>
        </text:list-item>
        <text:list-item>
          <text:p text:style-name="P18">Forwarding : <text:span text:style-name="T7">never</text:span> forward. Just drop on reception if the node was not trying to join.</text:p>
        </text:list-item>
      </text:list>
      <text:p text:style-name="P11"/>
      <text:p text:style-name="P11"><text:soft-page-break/>*<text:span text:style-name="T8">special case for bootstrapping : if there is no blockchain, it depends on a user flag -genesis=true/false, if it is true, the node will create a genesis block and proceed similarly. If it is false the node will drop and do nothing because it is not joined and doesn’t want to start a blockchain (it might be currently trying to join with another node).</text:span></text:p>
      <text:p text:style-name="P11"/>
      <text:p text:style-name="P11">**<text:span text:style-name="T8">if yes, this concerns part2 of the project.</text:span></text:p>
      <text:p text:style-name="P11"/>
      <text:p text:style-name="P14">PuzzleResponse</text:p>
      <text:p text:style-name="P11"/>
      <text:list xml:id="list722810892919850700" text:style-name="L2">
        <text:list-item>
          <text:p text:style-name="P19"><text:span text:style-name="T6">UI : </text:span>Cannot be sent by the user interface</text:p>
        </text:list-item>
        <text:list-item>
          <text:p text:style-name="P20">Sending : On reception of a PuzzleProposal as described above</text:p>
        </text:list-item>
        <text:list-item>
          <text:p text:style-name="P21">Receiving : On reception of a PuzzleResponse pr, check if the node was waiting for the response from that UDPAddr (we cannot use node’s name yet) and if pr.Destination==selfName. If yes, verify the solution of the puzzle with the corresponding PuzzleProposal p. if it is correct, gossip a BlockBroadcast{selfName, pr.CreatedBlock}</text:p>
        </text:list-item>
        <text:list-item>
          <text:p text:style-name="P21">Forwarding : <text:span text:style-name="T7">never </text:span>forward. Just drop on reception if the node was not waiting for that response.</text:p>
        </text:list-item>
      </text:list>
      <text:p text:style-name="P12"/>
      <text:p text:style-name="P15">BlockBroadcast</text:p>
      <text:p text:style-name="P12"/>
      <text:list xml:id="list458943709203388732" text:style-name="L3">
        <text:list-item>
          <text:p text:style-name="P22">UI : cannot be sent from the user interface</text:p>
        </text:list-item>
        <text:list-item>
          <text:p text:style-name="P22">Sending : On verification of a PuzzleResponse as described above.</text:p>
        </text:list-item>
        <text:list-item>
          <text:p text:style-name="P22">Receiving : On reception of a BlockBroadcast bb, check if bb.NewBlock is present in the local blockchain. If yes, drop bb and do nothing. If not, add it to the local blockchain then send it further to all neighbors except the sender of bb (check UDPAddr).</text:p>
        </text:list-item>
        <text:list-item>
          <text:p text:style-name="P22">Forwarding : as described abov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9:33:09.792306827</meta:creation-date>
    <dc:date>2017-12-06T22:06:19.907185684</dc:date>
    <meta:editing-duration>PT25M4S</meta:editing-duration>
    <meta:editing-cycles>7</meta:editing-cycles>
    <meta:generator>LibreOffice/5.2.2.2$Linux_X86_64 LibreOffice_project/20m0$Build-2</meta:generator>
    <meta:document-statistic meta:table-count="0" meta:image-count="0" meta:object-count="0" meta:page-count="2" meta:paragraph-count="45" meta:word-count="435" meta:character-count="2629" meta:non-whitespace-character-count="2227"/>
  </office:meta>
</office:document-meta>
</file>